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="none" draw:textarea-horizontal-align="justify" draw:textarea-vertical-align="middle" draw:auto-grow-height="false" fo:min-height="1.338cm" fo:min-width="4.357cm"/>
      <style:paragraph-properties style:writing-mode="lr-tb"/>
    </style:style>
    <style:style style:name="gr2" style:family="graphic" style:parent-style-name="standard" style:list-style-name="L1">
      <style:graphic-properties draw:fill="none" draw:textarea-horizontal-align="justify" draw:textarea-vertical-align="middle" draw:auto-grow-height="false" fo:min-height="1.903cm" fo:min-width="4.345cm"/>
      <style:paragraph-properties style:writing-mode="lr-tb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337cm" fo:min-width="2.04cm"/>
      <style:paragraph-properties style:writing-mode="lr-tb"/>
    </style:style>
    <style:style style:name="gr4" style:family="graphic" style:parent-style-name="standard" style:list-style-name="L1">
      <style:graphic-properties draw:fill="none" draw:textarea-horizontal-align="justify" draw:textarea-vertical-align="middle" draw:auto-grow-height="false" fo:min-height="2.607cm" fo:min-width="4.108cm"/>
      <style:paragraph-properties style:writing-mode="lr-tb"/>
    </style:style>
    <style:style style:name="gr5" style:family="graphic" style:parent-style-name="standard" style:list-style-name="L1">
      <style:graphic-properties draw:fill="none" draw:textarea-horizontal-align="justify" draw:textarea-vertical-align="middle" draw:auto-grow-height="false" fo:min-height="2.607cm" fo:min-width="4.108cm"/>
      <style:paragraph-properties style:writing-mode="lr-tb"/>
    </style:style>
    <style:style style:name="gr6" style:family="graphic" style:parent-style-name="objectwithoutfill">
      <style:graphic-properties draw:marker-end="Arrowheads_20_7" draw:marker-end-width="0.3cm" draw:fill="none" draw:textarea-vertical-align="middle"/>
    </style:style>
    <style:style style:name="gr7" style:family="graphic" style:parent-style-name="objectwithoutfill">
      <style:graphic-properties draw:marker-end="Arrowheads_20_8" draw:marker-end-width="0.3cm" draw:fill="none" draw:textarea-vertical-align="middle"/>
    </style:style>
    <style:style style:name="gr8" style:family="graphic" style:parent-style-name="objectwithoutfill">
      <style:graphic-properties draw:marker-end="Arrowheads_20_9" draw:marker-end-width="0.3cm" draw:fill="none" draw:textarea-vertical-align="middle"/>
    </style:style>
    <style:style style:name="gr9" style:family="graphic" style:parent-style-name="standard">
      <style:graphic-properties draw:marker-start="Arrowheads_20_10" draw:marker-start-width="0.3cm" draw:marker-end="Arrowheads_20_11" draw:marker-end-width="0.3cm" draw:textarea-vertical-align="middle"/>
      <style:paragraph-properties style:writing-mode="lr-tb"/>
    </style:style>
    <style:style style:name="gr10" style:family="graphic" style:parent-style-name="standard">
      <style:graphic-properties draw:stroke="none" draw:fill="none" fo:min-height="0.396cm"/>
      <style:paragraph-properties style:writing-mode="lr-tb"/>
    </style:style>
    <style:style style:name="P1" style:family="paragraph">
      <style:paragraph-properties fo:margin-left="0cm" fo:margin-right="0.152cm" fo:margin-top="0cm" fo:margin-bottom="0cm" fo:line-height="100%" fo:text-align="start" fo:text-indent="0cm"/>
    </style:style>
    <style:style style:name="P2" style:family="paragraph">
      <loext:graphic-properties draw:fill="none"/>
      <style:paragraph-properties fo:margin-left="0cm" fo:margin-right="0.152cm" fo:margin-top="0cm" fo:margin-bottom="0cm" fo:line-height="100%" fo:text-align="start" fo:text-indent="0cm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  <style:text-properties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857cm" svg:height="1.588cm" svg:x="1.223cm" svg:y="1.317cm">
          <text:p text:style-name="P1"><text:span text:style-name="T1">Invert Fluspect-CX using reflectance/transmittance to retrieve leaf chemistry and structure.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845cm" svg:height="2.153cm" svg:x="1.235cm" svg:y="5.445cm">
          <text:p text:style-name="P1"><text:span text:style-name="T1">Invert photosynthesis model using observed photosynthesis and PAM (Fs and NPQ) to estimate some free parameters (e.g. Vcmax, Vqmax etc.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2.54cm" svg:height="1.587cm" svg:x="5.862cm" svg:y="3.54cm">
          <text:p text:style-name="P3"><text:span text:style-name="T1">Run integrated model </text:span><text:span text:style-name="T1">using Co2 and light </text:span><text:span text:style-name="T1">experiment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4.608cm" svg:height="2.857cm" svg:x="9.627cm" svg:y="1.1cm">
          <text:p text:style-name="P1"><text:span text:style-name="T2">Simulate : </text:span></text:p>
          <text:p text:style-name="P1"><text:span text:style-name="T1">- Reflectance (400-600 nm)</text:span></text:p>
          <text:p text:style-name="P1"><text:span text:style-name="T1">- Transmittance (400-600 nm)</text:span></text:p>
          <text:p text:style-name="P1"><text:span text:style-name="T1">- Vegetation indices (e.g. PRI)</text:span></text:p>
          <text:p text:style-name="P1"><text:span text:style-name="T1">- Downward SIF</text:span></text:p>
          <text:p text:style-name="P1"><text:span text:style-name="T1">- Upward SIF</text:span></text:p>
          <text:p text:style-name="P1"><text:span text:style-name="T1">- PAM indices</text:span></text:p>
          <text:p text:style-name="P1"><text:span text:style-name="T1">- Gas-exchange variables 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608cm" svg:height="2.857cm" svg:x="9.527cm" svg:y="5.6cm">
          <text:p text:style-name="P1"><text:span text:style-name="T2">Observations : </text:span></text:p>
          <text:p text:style-name="P1"><text:span text:style-name="T1">- Reflectance (400-</text:span><text:span text:style-name="T1">600 nm)</text:span></text:p>
          <text:p text:style-name="P1"><text:span text:style-name="T1">- Transmittance </text:span><text:span text:style-name="T1">(400-600 nm)</text:span></text:p>
          <text:p text:style-name="P1"><text:span text:style-name="T1">- Vegetation indices </text:span><text:span text:style-name="T1">(e.g. PRI)</text:span></text:p>
          <text:p text:style-name="P1"><text:span text:style-name="T1">- Downward SIF</text:span></text:p>
          <text:p text:style-name="P1"><text:span text:style-name="T1">- Upward SIF</text:span></text:p>
          <text:p text:style-name="P1"><text:span text:style-name="T1">- PAM indices</text:span></text:p>
          <text:p text:style-name="P1"><text:span text:style-name="T1">- Gas exchange 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6.08cm" svg:y1="2.111cm" svg:x2="7.132cm" svg:y2="3.54cm" draw:start-shape="id1" draw:start-glue-point="1" draw:end-shape="id2" draw:end-glue-point="0" svg:d="M6080 2111h1052v1429" svg:viewBox="0 0 1053 1430">
          <text:p/>
        </draw:connector>
        <draw:connector draw:style-name="gr7" draw:text-style-name="P5" draw:layer="layout" svg:x1="6.08cm" svg:y1="6.521cm" svg:x2="7.132cm" svg:y2="5.127cm" draw:start-shape="id3" draw:start-glue-point="1" draw:end-shape="id2" draw:end-glue-point="2" svg:d="M6080 6521h1052v-1394" svg:viewBox="0 0 1053 1395">
          <text:p/>
        </draw:connector>
        <draw:connector draw:style-name="gr8" draw:text-style-name="P5" draw:layer="layout" svg:x1="8.402cm" svg:y1="4.333cm" svg:x2="9.627cm" svg:y2="2.528cm" draw:start-shape="id2" draw:start-glue-point="1" draw:end-shape="id4" draw:end-glue-point="3" svg:d="M8402 4333h613v-1805h612" svg:viewBox="0 0 1226 1806">
          <text:p/>
        </draw:connector>
        <draw:line draw:style-name="gr9" draw:text-style-name="P6" draw:layer="layout" svg:x1="11.795cm" svg:y1="4.175cm" svg:x2="11.795cm" svg:y2="5.445cm">
          <text:p><text:span text:style-name="T3"/></text:p>
        </draw:line>
        <draw:frame draw:style-name="gr10" draw:text-style-name="P7" draw:layer="layout" svg:width="1.946cm" svg:height="0.646cm" svg:x="11.754cm" svg:y="4.481cm">
          <draw:text-box>
            <text:p><text:span text:style-name="T3">Com</text:span><text:span text:style-name="T3">par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2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7T14:12:25.816204851</meta:creation-date>
    <dc:date>2022-07-20T11:17:01.598628483</dc:date>
    <meta:editing-duration>P2DT20H43M8S</meta:editing-duration>
    <meta:editing-cycles>2</meta:editing-cycles>
    <meta:generator>LibreOffice/7.3.4.2$Linux_X86_64 LibreOffice_project/30$Build-2</meta:generator>
    <meta:document-statistic meta:object-count="10"/>
  </office:meta>
</office:document-meta>
</file>